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1" svg:font-family="'Liberation Serif'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 style:list-style-name="L1"/>
    <style:style style:name="P2" style:family="paragraph" style:parent-style-name="Preformatted_20_Text" style:list-style-name="L2"/>
    <style:style style:name="P3" style:family="paragraph" style:parent-style-name="Preformatted_20_Text" style:list-style-name="L3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/>
      <text:p text:style-name="Preformatted_20_Text">Client can be:</text:p>
      <text:list xml:id="list294872927" text:style-name="L1">
        <text:list-item>
          <text:p text:style-name="P1">a mobile device connecting to the network over WIFI</text:p>
        </text:list-item>
        <text:list-item>
          <text:p text:style-name="P1">an appliance connecting to the network over wired Ethernet, possibly with PoE</text:p>
        </text:list-item>
        <text:list-item>
          <text:p text:style-name="P1">a virtual machine running locally, interconnected with the host via a virtual bridge</text:p>
        </text:list-item>
      </text:list>
      <text:p text:style-name="Preformatted_20_Text"/>
      <text:p text:style-name="Preformatted_20_Text">Network can be:</text:p>
      <text:list xml:id="list856069852" text:style-name="L2">
        <text:list-item>
          <text:p text:style-name="P2">connectivity wired Ethernet, possibly with 802.1x NAC</text:p>
        </text:list-item>
        <text:list-item>
          <text:p text:style-name="P2">connectivity over WIFI</text:p>
        </text:list-item>
        <text:list-item>
          <text:p text:style-name="P2">there is no network really, the server is running in a local virtual machine</text:p>
        </text:list-item>
      </text:list>
      <text:p text:style-name="Preformatted_20_Text"/>
      <text:p text:style-name="Preformatted_20_Text">MITM attack involves:</text:p>
      <text:list xml:id="list2183104428" text:style-name="L3">
        <text:list-item>
          <text:p text:style-name="P3">for WIFI uplink</text:p>
          <text:list>
            <text:list-item>
              <text:p text:style-name="P3">device under test associates with MITM host AP</text:p>
            </text:list-item>
            <text:list-item>
              <text:p text:style-name="P3">MITM host associates with the network</text:p>
            </text:list-item>
            <text:list-item>
              <text:p text:style-name="P3">MITM host transparently bridges and redirects</text:p>
            </text:list-item>
          </text:list>
        </text:list-item>
      </text:list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1" svg:font-family="'Liberation Serif'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Serif1" fo:font-size="12pt" style:font-name-asian="Liberation Serif1" style:font-size-asian="10pt" style:font-name-complex="Liberation Serif1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xandre Bezroutchko</meta:initial-creator>
    <meta:creation-date>2012-05-06T22:46:22</meta:creation-date>
    <dc:date>2012-05-08T20:26:16</dc:date>
    <dc:creator>Alexandre Bezroutchko</dc:creator>
    <meta:editing-duration>PT22M33S</meta:editing-duration>
    <meta:editing-cycles>2</meta:editing-cycles>
    <meta:generator>LibreOffice/3.3$Unix LibreOffice_project/330m19$Build-401</meta:generator>
    <meta:document-statistic meta:table-count="0" meta:image-count="0" meta:object-count="0" meta:page-count="1" meta:paragraph-count="13" meta:word-count="100" meta:character-count="566"/>
  </office:meta>
</office:document-meta>
</file>